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8688" calcext:value-type="float">
            <text:p>98.4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124" calcext:value-type="float">
            <text:p>93.7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8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0552" calcext:value-type="float">
            <text:p>78.3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7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7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7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7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7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7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7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6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6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6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0856" calcext:value-type="float">
            <text:p>64.7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14703</text:p>
          </table:table-cell>
          <table:table-cell office:value-type="string" calcext:value-type="string">
            <text:p>195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